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Segoe UI Emoji" style:font-name-asian="Segoe UI Emoji" style:font-name-complex="Segoe UI Emoji"/>
    </style:style>
    <style:style style:name="T3" style:parent-style-name="Domyślnaczcionkaakapitu" style:family="text"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Pierwsze odpalenie projektu:</text:p>
      <text:p text:style-name="Normalny">- Uruchom Visual Studio</text:p>
      <text:p text:style-name="Normalny">- Open solution …\Git\Metody\Projekt\Sledzto\Sledzto.sln</text:p>
      <text:p text:style-name="Normalny">- na pliku package.json – prawy przycisk myszy i „restore packages”</text:p>
      <text:p text:style-name="Normalny">- jak się pobierze to odpalacie<text:s/><text:span text:style-name="T2">😉</text:span><text:s/></text:p>
      <text:p text:style-name="Normalny"/>
      <text:p text:style-name="Normalny">Siemaneczko folder „src” to twoje angularowe królestwo. Plik package.json w sumie też<text:s/><text:span text:style-name="T3">😉</text:span><text:s/></text:p>
      <text:p text:style-name="Normalny"/>
      <text:p text:style-name="Normalny"/>
      <text:p text:style-name="Akapitzlistą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z</meta:initial-creator>
    <dc:creator>kamaz</dc:creator>
    <meta:creation-date>2017-11-02T18:03:00Z</meta:creation-date>
    <dc:date>2017-11-02T18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44" meta:character-count="307" meta:row-count="2" meta:non-whitespace-character-count="264"/>
  </office:meta>
</office:document-meta>
</file>